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2.5in" fo:text-indent="0.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" style:parent-style-name="Normal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" style:parent-style-name="DefaultParagraphFont" style:family="text">
      <style:text-properties style:font-name="Arial" style:font-name-complex="Arial"/>
    </style:style>
    <style:style style:name="P8" style:parent-style-name="Normal" style:list-style-name="LFO1" style:family="paragraph">
      <style:text-properties style:font-name="Arial" style:font-name-complex="Arial"/>
    </style:style>
    <style:style style:name="P9" style:parent-style-name="Normal" style:list-style-name="LFO1" style:family="paragraph">
      <style:text-properties style:font-name="Arial" style:font-name-complex="Arial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2" style:parent-style-name="DefaultParagraphFont" style:family="text">
      <style:text-properties style:font-name="Arial" style:font-name-complex="Arial"/>
    </style:style>
    <style:style style:name="P13" style:parent-style-name="Normal" style:list-style-name="LFO1" style:family="paragraph">
      <style:text-properties style:font-name="Arial" style:font-name-complex="Arial"/>
    </style:style>
    <style:style style:name="P14" style:parent-style-name="Normal" style:list-style-name="LFO1" style:family="paragraph">
      <style:text-properties style:font-name="Arial" style:font-name-complex="Arial"/>
    </style:style>
    <style:style style:name="P15" style:parent-style-name="Normal" style:list-style-name="LFO1" style:family="paragraph"/>
    <style:style style:name="T1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7" style:parent-style-name="DefaultParagraphFont" style:family="text">
      <style:text-properties style:font-name="Arial" style:font-name-complex="Arial"/>
    </style:style>
    <style:style style:name="P18" style:parent-style-name="Normal" style:list-style-name="LFO1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3" style:parent-style-name="DefaultParagraphFont" style:family="text">
      <style:text-properties style:font-name="Arial" style:font-name-complex="Arial"/>
    </style:style>
    <style:style style:name="P24" style:parent-style-name="Normal" style:list-style-name="LFO3" style:family="paragraph"/>
    <style:style style:name="T2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text-properties style:font-name="Arial" style:font-name-complex="Arial"/>
    </style:style>
    <style:style style:name="P29" style:parent-style-name="Normal" style:list-style-name="LFO5" style:family="paragraph"/>
    <style:style style:name="T3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1" style:parent-style-name="DefaultParagraphFont" style:family="text">
      <style:text-properties style:font-name="Arial" style:font-name-complex="Arial"/>
    </style:style>
    <style:style style:name="P32" style:parent-style-name="Normal" style:list-style-name="LFO5" style:family="paragraph">
      <style:text-properties style:font-name="Arial" style:font-name-complex="Arial"/>
    </style:style>
    <style:style style:name="P33" style:parent-style-name="Normal" style:list-style-name="LFO5" style:family="paragraph">
      <style:text-properties style:font-name="Arial" style:font-name-complex="Arial"/>
    </style:style>
    <style:style style:name="P34" style:parent-style-name="Normal" style:list-style-name="LFO5" style:family="paragraph"/>
    <style:style style:name="T3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list-style-name="LFO5" style:family="paragraph">
      <style:text-properties style:font-name="Arial" style:font-name-complex="Arial"/>
    </style:style>
    <style:style style:name="P38" style:parent-style-name="Normal" style:list-style-name="LFO5" style:family="paragraph">
      <style:text-properties style:font-name="Arial" style:font-name-complex="Arial"/>
    </style:style>
    <style:style style:name="P39" style:parent-style-name="Normal" style:list-style-name="LFO5" style:family="paragraph">
      <style:text-properties style:font-name="Arial" style:font-name-complex="Arial"/>
    </style:style>
    <style:style style:name="P40" style:parent-style-name="Normal" style:list-style-name="LFO5" style:family="paragraph"/>
    <style:style style:name="T4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list-style-name="LFO5" style:family="paragraph">
      <style:text-properties style:font-name="Arial" style:font-name-complex="Arial"/>
    </style:style>
    <style:style style:name="P44" style:parent-style-name="Normal" style:list-style-name="LFO5" style:family="paragraph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/>
    </style:style>
    <style:style style:name="P46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Illumion Task</text:p>
      <text:p text:style-name="P2">Project Overview</text:p>
      <text:p text:style-name="P3">This project builds an interactive tool that processes 3D movie data in movie.npy and time.npy files. Users can view frames over time, draw a rectangle to measure intensity, and visualize the relative intensity over time.</text:p>
      <text:p text:style-name="P4">Features</text:p>
      <text:list text:style-name="LFO1" text:continue-numbering="true">
        <text:list-item>
          <text:p text:style-name="P5"><text:span text:style-name="T6">Interactive Frame Scrolling</text:span><text:span text:style-name="T7">:</text:span></text:p>
          <text:list text:continue-numbering="true">
            <text:list-item>
              <text:p text:style-name="P8">Users can scroll through time-indexed frames.</text:p>
            </text:list-item>
            <text:list-item>
              <text:p text:style-name="P9">Frame data is presented clearly, allowing users to select specific moments.</text:p>
            </text:list-item>
          </text:list>
        </text:list-item>
        <text:list-item>
          <text:p text:style-name="P10"><text:span text:style-name="T11">Rectangle Drawing and Intensity Calculation</text:span><text:span text:style-name="T12">:</text:span></text:p>
          <text:list text:continue-numbering="true">
            <text:list-item>
              <text:p text:style-name="P13">Users can draw a rectangle to analyze mean intensity within that region for each frame.</text:p>
            </text:list-item>
            <text:list-item>
              <text:p text:style-name="P14">Outputs a normalized "Relative Intensity" plot with the y-axis as intensity and x-axis as time.</text:p>
            </text:list-item>
          </text:list>
        </text:list-item>
        <text:list-item>
          <text:p text:style-name="P15"><text:span text:style-name="T16">Repeatable Analysis</text:span><text:span text:style-name="T17">:</text:span></text:p>
          <text:list text:continue-numbering="true">
            <text:list-item>
              <text:p text:style-name="P18">Users can redefine the rectangle as needed, and previous rectangles are distinguishable.</text:p>
            </text:list-item>
          </text:list>
        </text:list-item>
      </text:list>
      <text:p text:style-name="P19"/>
      <text:p text:style-name="Normal"><text:span text:style-name="T20">Future Extensibility Considerations</text:span></text:p>
      <text:list text:style-name="LFO3" text:continue-numbering="true">
        <text:list-item>
          <text:p text:style-name="P21"><text:span text:style-name="T22">Modular Design</text:span><text:span text:style-name="T23">: Separate functions for frame rendering, rectangle drawing, and intensity calculation to allow easy updates.</text:span></text:p>
        </text:list-item>
        <text:list-item>
          <text:p text:style-name="P24"><text:span text:style-name="T25">Configurable Settings</text:span><text:span text:style-name="T26">: Code is organized for future additions, such as varying bit depths or image processing enhancements.</text:span></text:p>
        </text:list-item>
      </text:list>
      <text:p text:style-name="P27">Testing</text:p>
      <text:p text:style-name="P28">To ensure the tool's functionality, these tests will verify the requirements and maintain usability, coherence, and accuracy:</text:p>
      <text:list text:style-name="LFO5" text:continue-numbering="true">
        <text:list-item>
          <text:p text:style-name="P29"><text:span text:style-name="T30">Frame Navigation Test</text:span><text:span text:style-name="T31">:</text:span></text:p>
          <text:list text:continue-numbering="true">
            <text:list-item>
              <text:p text:style-name="P32">Verify that users can scroll through all frames in sequence and at any specific time index.</text:p>
            </text:list-item>
            <text:list-item>
              <text:p text:style-name="P33">Confirm that the movie.npy data is displayed accurately for each frame and does not skip or duplicate frames.</text:p>
            </text:list-item>
          </text:list>
        </text:list-item>
        <text:list-item>
          <text:p text:style-name="P34"><text:span text:style-name="T35">Rectangle Drawing Test</text:span><text:span text:style-name="T36">:</text:span></text:p>
          <text:soft-page-break/>
          <text:list text:continue-numbering="true">
            <text:list-item>
              <text:p text:style-name="P37">Test that the rectangle drawing tool allows free drawing on any frame.</text:p>
            </text:list-item>
            <text:list-item>
              <text:p text:style-name="P38">Check that rectangle dimensions and positioning persist across frames.</text:p>
            </text:list-item>
            <text:list-item>
              <text:p text:style-name="P39">Confirm that the rectangle visually appears as expected and adjusts if redrawn.</text:p>
            </text:list-item>
          </text:list>
        </text:list-item>
        <text:list-item>
          <text:p text:style-name="P40"><text:span text:style-name="T41">Mean Intensity Calculation Test</text:span><text:span text:style-name="T42">:</text:span></text:p>
          <text:list text:continue-numbering="true">
            <text:list-item>
              <text:p text:style-name="P43">For various rectangle positions and sizes, test the accuracy of the mean intensity calculation.</text:p>
            </text:list-item>
            <text:list-item>
              <text:p text:style-name="P44">Validate the normalization to the first time value for "Relative Intensity" and ensure consistency across frames.</text:p>
            </text:list-item>
          </text:list>
        </text:list-item>
      </text:list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weta pillai</meta:initial-creator>
    <dc:creator>shweta pillai</dc:creator>
    <meta:creation-date>2024-11-08T01:10:00Z</meta:creation-date>
    <dc:date>2024-11-08T02:16:00Z</dc:date>
    <meta:template xlink:href="Normal" xlink:type="simple"/>
    <meta:editing-cycles>1</meta:editing-cycles>
    <meta:editing-duration>PT3960S</meta:editing-duration>
    <meta:document-statistic meta:page-count="2" meta:paragraph-count="3" meta:word-count="281" meta:character-count="1884" meta:row-count="13" meta:non-whitespace-character-count="1606"/>
  </office:meta>
</office:document-meta>
</file>